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02c860" officeooo:paragraph-rsid="0002c860"/>
    </style:style>
    <style:style style:name="P2" style:family="paragraph" style:parent-style-name="Text_20_body" style:master-page-name="">
      <loext:graphic-properties draw:fill="none"/>
      <style:paragraph-properties fo:margin-left="0.5in" fo:margin-right="0.3118in" fo:margin-top="0in" fo:margin-bottom="0in" loext:contextual-spacing="false" fo:line-height="115%" fo:text-indent="0in" style:auto-text-indent="false" style:page-number="auto" fo:background-color="transparent"/>
      <style:text-properties officeooo:rsid="0002c860" officeooo:paragraph-rsid="000495ba"/>
    </style:style>
    <style:style style:name="P3"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2c860" officeooo:paragraph-rsid="000495ba"/>
    </style:style>
    <style:style style:name="P4"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495ba" officeooo:paragraph-rsid="000495ba"/>
    </style:style>
    <style:style style:name="P5"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4f9c0" officeooo:paragraph-rsid="0004f9c0"/>
    </style:style>
    <style:style style:name="P6" style:family="paragraph" style:parent-style-name="Text_20_body">
      <loext:graphic-properties draw:fill="none"/>
      <style:paragraph-properties fo:margin-left="0.5in" fo:margin-right="0.3118in" fo:margin-top="0in" fo:margin-bottom="0in" loext:contextual-spacing="false" fo:line-height="115%" fo:text-indent="0in" style:auto-text-indent="false" fo:background-color="transparent"/>
      <style:text-properties officeooo:rsid="0006e2ba" officeooo:paragraph-rsid="00076859"/>
    </style:style>
    <style:style style:name="P7" style:family="paragraph" style:parent-style-name="Subtitle">
      <style:text-properties officeooo:paragraph-rsid="0002c860"/>
    </style:style>
    <style:style style:name="T1" style:family="text">
      <style:text-properties officeooo:rsid="0002c860"/>
    </style:style>
    <style:style style:name="T2" style:family="text">
      <style:text-properties officeooo:rsid="000495ba"/>
    </style:style>
    <style:style style:name="T3" style:family="text">
      <style:text-properties officeooo:rsid="0004f9c0"/>
    </style:style>
    <style:style style:name="T4" style:family="text">
      <style:text-properties officeooo:rsid="0006e2ba"/>
    </style:style>
    <style:style style:name="T5" style:family="text">
      <style:text-properties officeooo:rsid="000768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filing</text:p>
      <text:p text:style-name="P7"><text:span text:style-name="T1">Branislav Dubec, [xdubec01]</text:span></text:p>
      <text:p text:style-name="P7"><text:span text:style-name="T1">20.4.2019</text:span></text:p>
      <text:p text:style-name="P2">In this file we find 4 graphs that depicts calling of functions <text:span text:style-name="T2">in program profile </text:span>made by <text:s/>“<text:span text:style-name="T2">valgrind</text:span>” <text:span text:style-name="T2">with tool “callgrind”</text:span>.</text:p>
      <text:p text:style-name="P3"/>
      <text:p text:style-name="P4">Each mathematical operation is made by out mathematical library, that was made for school project.</text:p>
      <text:p text:style-name="P3"/>
      <text:p text:style-name="P3">The main graph shows the time spent <text:s/>and number of calling of each functio<text:span text:style-name="T2">n. This includes functions to generate numbers and to get the standard deviation of these numbers. For those I made 3 graphs that describes the calling with 10,100,1000 individually.</text:span></text:p>
      <text:p text:style-name="P3"/>
      <text:p text:style-name="P4">I have analyzed the<text:span text:style-name="T3">se</text:span> graphs and tried to find out which function <text:span text:style-name="T3">is the best for optimizing. I have decided to make conclusion based on function “getRandom1000”, for the most accurate results.</text:span></text:p>
      <text:p text:style-name="P4"/>
      <text:p text:style-name="P5">The function “getRandom1000” randomly makes 1000 numbers, adds them together (for the formula of standard deviation); that’s why the “addition” function is called 2000 times(one <text:span text:style-name="T4">that</text:span> increment<text:span text:style-name="T4">s</text:span> value in loop). </text:p>
      <text:p text:style-name="P5"/>
      <text:p text:style-name="P6">The function “getSmer” adds together these 1000 numbers to the power of 2; <text:s/>and calls the function “result” to calulate the formula “sqrt(1/(CountofNumbers-1)*(SumofNumbers^2-SumofNumbers))”. Because the formula is in bracket, most of the time is spent in function “BracketEvalvuation”, that performs calculations inside parantheses. <text:span text:style-name="T5">Time spent in other functions for calculations is in my opinion adequate.</text:span></text:p>
      <text:p text:style-name="P6"/>
      <text:p text:style-name="P6"><text:span text:style-name="T5">However, I noticed that time spent in functions for string manipulation, as whole formula was taken as string, is pretty high. After consultation with my teammates we found out that maybe if we used other way for parsing the expression and minor calculations the overall performance would have been better.</text:span></text:p>
      <text:p text:style-name="P6"/>
      <text:p text:style-name="P6"/>
      <text:p text:style-name="P6"><text:s text:c="3"/></text:p>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20:07:57.046833520</meta:creation-date>
    <dc:date>2019-04-20T20:59:05.152186201</dc:date>
    <meta:editing-duration>PT7M56S</meta:editing-duration>
    <meta:editing-cycles>1</meta:editing-cycles>
    <meta:document-statistic meta:table-count="0" meta:image-count="0" meta:object-count="0" meta:page-count="1" meta:paragraph-count="11" meta:word-count="250" meta:character-count="1643" meta:non-whitespace-character-count="1396"/>
    <meta:generator>LibreOffice/6.0.7.3$Linux_X86_64 LibreOffice_project/00m0$Build-3</meta:generator>
  </office:meta>
</office:document-meta>
</file>